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  <table:table-cell/>
        </table:table-row>
        <table:table-row table:style-name="ro2"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reeze</text:p>
          </table:table-cell>
          <table:table-cell table:style-name="ce6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03T23:37:56.199925022</dc:date>
    <meta:editing-duration>PT31M33S</meta:editing-duration>
    <meta:editing-cycles>24</meta:editing-cycles>
    <meta:generator>LibreOffice/7.2.5.2$MacOSX_X86_64 LibreOffice_project/499f9727c189e6ef3471021d6132d4c694f357e5</meta:generator>
    <meta:document-statistic meta:table-count="1" meta:cell-count="67" meta:object-count="0"/>
  </office:meta>
</office:document-meta>
</file>